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Courier New1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/>
    </style:style>
    <style:style style:name="P2" style:family="paragraph" style:parent-style-name="Preformatted_20_Text">
      <style:paragraph-properties fo:text-align="center" style:justify-single-word="false"/>
      <style:text-properties fo:font-size="12pt" style:font-size-asian="12pt"/>
    </style:style>
    <style:style style:name="P3" style:family="paragraph" style:parent-style-name="Preformatted_20_Text">
      <style:text-properties fo:font-size="12pt" style:font-size-asian="12pt" style:font-size-complex="12pt"/>
    </style:style>
    <style:style style:name="P4" style:family="paragraph" style:parent-style-name="Preformatted_20_Text" style:master-page-name="Standard">
      <style:paragraph-properties fo:text-align="center" style:justify-single-word="false" fo:orphans="0" fo:widows="0" fo:hyphenation-ladder-count="no-limit" style:page-number="auto" style:writing-mode="lr-tb"/>
      <style:text-properties style:use-window-font-color="true" fo:language="en" fo:country="US" style:letter-kerning="true" style:font-name-asian="Times New Roman" style:font-name-complex="Times New Roman" style:font-size-complex="10pt" fo:hyphenate="false" fo:hyphenation-remain-char-count="2" fo:hyphenation-push-char-count="2"/>
    </style:style>
    <style:style style:name="T1" style:family="text">
      <style:text-properties fo:font-size="12pt"/>
    </style:style>
    <style:style style:name="T2" style:family="text">
      <style:text-properties fo:font-size="12pt" style:font-size-asian="12pt"/>
    </style:style>
    <style:style style:name="T3" style:family="text">
      <style:text-properties style:font-name="Courier New" fo:font-size="9pt"/>
    </style:style>
    <style:style style:name="T4" style:family="text">
      <style:text-properties style:font-name="Courier New" fo:font-size="9pt" fo:font-style="italic"/>
    </style:style>
    <style:style style:name="T5" style:family="text">
      <style:text-properties fo:color="#cc7832"/>
    </style:style>
    <style:style style:name="T6" style:family="text">
      <style:text-properties fo:color="#cc7832" style:font-name="Courier New" fo:font-size="9pt"/>
    </style:style>
    <style:style style:name="T7" style:family="text">
      <style:text-properties fo:color="#bbb529"/>
    </style:style>
    <style:style style:name="T8" style:family="text">
      <style:text-properties fo:color="#bbb529" style:font-name="Courier New" fo:font-size="9pt"/>
    </style:style>
    <style:style style:name="T9" style:family="text">
      <style:text-properties fo:color="#ffc66d" style:font-name="Courier New" fo:font-size="9pt"/>
    </style:style>
    <style:style style:name="T10" style:family="text">
      <style:text-properties fo:color="#9876aa"/>
    </style:style>
    <style:style style:name="T11" style:family="text">
      <style:text-properties fo:color="#9876aa" style:font-name="Courier New" fo:font-size="9pt"/>
    </style:style>
    <style:style style:name="T12" style:family="text">
      <style:text-properties fo:color="#9876aa" style:font-name="Courier New" fo:font-size="9pt" fo:font-style="italic"/>
    </style:style>
    <style:style style:name="T13" style:family="text">
      <style:text-properties fo:color="#808080"/>
    </style:style>
    <style:style style:name="T14" style:family="text">
      <style:text-properties fo:color="#808080" style:font-name="Courier New" fo:font-size="9pt"/>
    </style:style>
    <style:style style:name="T15" style:family="text">
      <style:text-properties fo:color="#6897bb" style:font-name="Courier New" fo:font-size="9pt"/>
    </style:style>
    <style:style style:name="T16" style:family="text">
      <style:text-properties fo:color="#6a8759"/>
    </style:style>
    <style:style style:name="T17" style:family="text">
      <style:text-properties fo:color="#6a8759" style:font-name="Courier New" fo:font-size="9pt"/>
    </style:style>
    <style:style style:name="T18" style:family="text">
      <style:text-properties fo:color="#6a8759" fo:font-size="12pt"/>
    </style:style>
    <style:style style:name="T19" style:family="text">
      <style:text-properties style:use-window-font-color="true" fo:font-size="12pt" fo:language="en" fo:country="US" style:letter-kerning="true" style:font-name-asian="Times New Roman" style:font-size-asian="12pt" style:font-name-complex="Times New Roman" style:font-size-complex="10pt"/>
    </style:style>
    <style:style style:name="T20" style:family="text">
      <style:text-properties fo:color="#e8bf6a"/>
    </style:style>
    <style:style style:name="T21" style:family="text">
      <style:text-properties fo:color="#e8bf6a" fo:font-size="12pt"/>
    </style:style>
    <style:style style:name="T22" style:family="text">
      <style:text-properties fo:color="#e8bf6a" style:font-name="Courier New" fo:font-size="9pt"/>
    </style:style>
    <style:style style:name="T23" style:family="text">
      <style:text-properties fo:color="#bababa"/>
    </style:style>
    <style:style style:name="T24" style:family="text">
      <style:text-properties fo:color="#bababa" fo:font-size="12pt"/>
    </style:style>
    <style:style style:name="T25" style:family="text">
      <style:text-properties fo:color="#bababa" style:font-name="Courier New" fo:font-size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--- Source Code ---</text:span></text:p>
      <text:p text:style-name="P3">/*</text:p>
      <text:p text:style-name="P3"><text:s text:c="4"/>Programmer : Catalina Lamboglia</text:p>
      <text:p text:style-name="P3"><text:s text:c="4"/>Course <text:s text:c="4"/>: CS211D</text:p>
      <text:p text:style-name="P3"><text:s text:c="4"/>Assignment : #3</text:p>
      <text:p text:style-name="P3"><text:s text:c="4"/>This program takes inputted temperature</text:p>
      <text:p text:style-name="P3"><text:s text:c="4"/>from user, who selects their conversion method</text:p>
      <text:p text:style-name="P3"><text:s text:c="4"/>and when pressing submit the inputted value is</text:p>
      <text:p text:style-name="P3"><text:s text:c="4"/>converted respectively</text:p>
      <text:p text:style-name="P3">*/</text:p>
      <text:p text:style-name="P3">package com.example.hw3;</text:p>
      <text:p text:style-name="P3">import android.app.Activity;</text:p>
      <text:p text:style-name="P3">import android.os.Bundle;</text:p>
      <text:p text:style-name="P3">import android.view.View;</text:p>
      <text:p text:style-name="P3">import android.view.Window;</text:p>
      <text:p text:style-name="P3">import android.widget.EditText;</text:p>
      <text:p text:style-name="P3">import android.widget.RadioButton;</text:p>
      <text:p text:style-name="P3">import android.widget.TextView;</text:p>
      <text:p text:style-name="P3">public class TemperatureConverter extends Activity</text:p>
      <text:p text:style-name="P3">{</text:p>
      <text:p text:style-name="P3"><text:s text:c="4"/>@Override</text:p>
      <text:p text:style-name="P3"><text:s text:c="4"/>protected void onCreate(Bundle savedInstanceState)</text:p>
      <text:p text:style-name="P3"><text:s text:c="4"/>{</text:p>
      <text:p text:style-name="P3"><text:s text:c="8"/>super.onCreate(savedInstanceState);</text:p>
      <text:p text:style-name="P3"><text:s text:c="8"/>requestWindowFeature(Window.FEATURE_NO_TITLE);</text:p>
      <text:p text:style-name="P3"><text:s text:c="8"/>setContentView(R.layout.activity_main);</text:p>
      <text:p text:style-name="P3"><text:s text:c="4"/>}</text:p>
      <text:p text:style-name="P3"><text:s text:c="4"/>public void convertTemp(View v)</text:p>
      <text:p text:style-name="P3"><text:s text:c="4"/>{</text:p>
      <text:p text:style-name="P3"><text:s text:c="8"/>// Because I am sending the input through the button</text:p>
      <text:p text:style-name="P3"><text:s text:c="8"/>// Simply check which radio button is clicked</text:p>
      <text:p text:style-name="P3"><text:s text:c="8"/>// Instead of switch use else if</text:p>
      <text:p text:style-name="P3"><text:s text:c="8"/>RadioButton cToFButton = <text:s text:c="7"/></text:p>
      <text:p text:style-name="P3"><text:s text:c="15"/>(RadioButton)findViewById(R.id.cToF);</text:p>
      <text:p text:style-name="P3"><text:s text:c="8"/>RadioButton fToCButton = <text:s text:c="15"/></text:p>
      <text:p text:style-name="P3"><text:s text:c="15"/>(RadioButton)findViewById(R.id.fToC);</text:p>
      <text:p text:style-name="P3"><text:s text:c="8"/>EditText inputtedText = </text:p>
      <text:p text:style-name="P3"><text:s text:c="15"/>(EditText)findViewById(R.id.getText);</text:p>
      <text:p text:style-name="P3"><text:s text:c="8"/>String rawText = inputtedText.getText().toString();</text:p>
      <text:p text:style-name="P3"><text:s text:c="8"/>Double rawTemp = null;</text:p>
      <text:p text:style-name="P3"><text:s text:c="8"/>if(rawText.trim().length() &gt; 0)</text:p>
      <text:p text:style-name="P3"><text:s text:c="12"/>rawTemp = Double.valueOf(rawText);</text:p>
      <text:p text:style-name="P3"><text:s text:c="8"/>Double convertedTemp;</text:p>
      <text:p text:style-name="P3"><text:s text:c="8"/>TextView toShow = (TextView)findViewById(R.id.tempShow);</text:p>
      <text:p text:style-name="P3"><text:s text:c="8"/>String output;</text:p>
      <text:p text:style-name="P3"/>
      <text:p text:style-name="P3"><text:s text:c="8"/>if(cToFButton.isChecked() &amp;&amp; rawTemp != null)</text:p>
      <text:p text:style-name="P3"><text:s text:c="8"/>{</text:p>
      <text:p text:style-name="P3"><text:s text:c="12"/>convertedTemp = rawTemp * 9/5 + 32;</text:p>
      <text:p text:style-name="P3"><text:s text:c="12"/>output = rawTemp + " in Fahrenheit is " +convertedTemp;</text:p>
      <text:p text:style-name="P3"><text:s text:c="12"/>toShow.setText(output);</text:p>
      <text:p text:style-name="P3"><text:s text:c="8"/>}</text:p>
      <text:p text:style-name="P3"><text:soft-page-break/><text:s text:c="8"/>else if(fToCButton.isChecked() &amp;&amp; rawTemp != null)</text:p>
      <text:p text:style-name="P3"><text:s text:c="8"/>{</text:p>
      <text:p text:style-name="P3"><text:s text:c="12"/>convertedTemp = (rawTemp - 32) * 5/9;</text:p>
      <text:p text:style-name="P3"><text:s text:c="12"/>output = rawTemp + " in Celsius is " + convertedTemp;</text:p>
      <text:p text:style-name="P3"><text:s text:c="12"/>toShow.setText(output);</text:p>
      <text:p text:style-name="P3"><text:s text:c="8"/>}</text:p>
      <text:p text:style-name="P3"><text:s text:c="8"/>else</text:p>
      <text:p text:style-name="P3"><text:s text:c="8"/>{</text:p>
      <text:p text:style-name="P3"><text:s text:c="12"/>output = "Select your conversion type :)";</text:p>
      <text:p text:style-name="P3"><text:s text:c="12"/>toShow.setText(output);</text:p>
      <text:p text:style-name="P3"><text:s text:c="8"/>}</text:p>
      <text:p text:style-name="P3"><text:s text:c="4"/>}</text:p>
      <text:p text:style-name="P3">}</text:p>
      <text:p text:style-name="P3"/>
      <text:p text:style-name="P2">--- activity_main.xml ---</text:p>
      <text:p text:style-name="P3">&lt;?xml version="1.0" encoding="utf-8"?&gt;</text:p>
      <text:p text:style-name="P3">&lt;LinearLayout xmlns:android="http://schemas.android.com/apk/res/android"</text:p>
      <text:p text:style-name="P3"><text:s text:c="4"/>xmlns:tools="http://schemas.android.com/tools"</text:p>
      <text:p text:style-name="P3"><text:s text:c="4"/>android:layout_width="fill_parent"</text:p>
      <text:p text:style-name="P3"><text:s text:c="4"/>android:layout_height="fill_parent"</text:p>
      <text:p text:style-name="P3"><text:s text:c="4"/>android:orientation="vertical"</text:p>
      <text:p text:style-name="P3"><text:s text:c="4"/>tools:context=".TemperatureConverter"</text:p>
      <text:p text:style-name="P3"><text:s text:c="4"/>android:background="@color/lighterGrey"</text:p>
      <text:p text:style-name="P3"><text:s text:c="4"/>android:gravity="center"</text:p>
      <text:p text:style-name="P3"><text:s text:c="4"/>&gt;</text:p>
      <text:p text:style-name="P3"><text:s text:c="4"/>&lt;RadioGroup</text:p>
      <text:p text:style-name="P3"><text:s text:c="8"/>android:id="@+id/converters"</text:p>
      <text:p text:style-name="P3"><text:s text:c="8"/>android:layout_width="match_parent"</text:p>
      <text:p text:style-name="P3"><text:s text:c="8"/>android:layout_height="wrap_content"</text:p>
      <text:p text:style-name="P3"><text:s text:c="8"/>android:orientation="vertical"&gt;</text:p>
      <text:p text:style-name="P3"><text:s text:c="8"/>&lt;RadioButton</text:p>
      <text:p text:style-name="P3"><text:s text:c="12"/>android:id="@+id/cToF"</text:p>
      <text:p text:style-name="P3"><text:s text:c="12"/>android:layout_width="wrap_content"</text:p>
      <text:p text:style-name="P3"><text:s text:c="12"/>android:layout_height="wrap_content"</text:p>
      <text:p text:style-name="P3"><text:s text:c="12"/>android:text="@string/cToF"</text:p>
      <text:p text:style-name="P3"><text:s text:c="12"/>android:textColor="@color/crimson"</text:p>
      <text:p text:style-name="P3"><text:s text:c="12"/>android:textSize="16dp"</text:p>
      <text:p text:style-name="P3"><text:s text:c="12"/>android:layout_marginBottom="5dp"</text:p>
      <text:p text:style-name="P3"><text:s text:c="12"/>android:layout_marginLeft="10dp"</text:p>
      <text:p text:style-name="P3"><text:s text:c="12"/>android:textStyle="bold"</text:p>
      <text:p text:style-name="P3"><text:s text:c="12"/>/&gt;</text:p>
      <text:p text:style-name="P3"><text:s text:c="8"/>&lt;RadioButton</text:p>
      <text:p text:style-name="P3"><text:s text:c="12"/>android:id="@+id/fToC"</text:p>
      <text:p text:style-name="P3"><text:s text:c="12"/>android:layout_height="wrap_content"</text:p>
      <text:p text:style-name="P3"><text:s text:c="12"/>android:layout_width="wrap_content"</text:p>
      <text:p text:style-name="P3"><text:s text:c="12"/>android:text="@string/fToC"</text:p>
      <text:p text:style-name="P3"><text:s text:c="12"/>android:textColor="@color/crimson"</text:p>
      <text:p text:style-name="P3"><text:s text:c="12"/>android:textSize="16dp"</text:p>
      <text:p text:style-name="P3"><text:s text:c="12"/>android:layout_marginBottom="5dp"</text:p>
      <text:p text:style-name="P3"><text:s text:c="12"/>android:layout_marginLeft="10dp"</text:p>
      <text:p text:style-name="P3"><text:s text:c="12"/>android:textStyle="bold"</text:p>
      <text:p text:style-name="P3"><text:soft-page-break/><text:s text:c="12"/>/&gt;</text:p>
      <text:p text:style-name="P3"><text:s text:c="4"/>&lt;/RadioGroup&gt;</text:p>
      <text:p text:style-name="P3"/>
      <text:p text:style-name="P3"><text:s text:c="4"/>&lt;RelativeLayout</text:p>
      <text:p text:style-name="P3"><text:s text:c="8"/>android:layout_width="match_parent"</text:p>
      <text:p text:style-name="P3"><text:s text:c="8"/>android:layout_height="wrap_content"</text:p>
      <text:p text:style-name="P3"><text:s text:c="8"/>&gt;</text:p>
      <text:p text:style-name="P3"><text:s text:c="4"/>&lt;EditText</text:p>
      <text:p text:style-name="P3"><text:s text:c="8"/>android:id="@+id/getText"</text:p>
      <text:p text:style-name="P3"><text:s text:c="8"/>android:singleLine="true"</text:p>
      <text:p text:style-name="P3"><text:s text:c="8"/>android:layout_width="wrap_content"</text:p>
      <text:p text:style-name="P3"><text:s text:c="8"/>android:layout_height="wrap_content"</text:p>
      <text:p text:style-name="P3"><text:s text:c="8"/>android:hint="@string/inputNumber"</text:p>
      <text:p text:style-name="P3"><text:s text:c="8"/>android:inputType="number|numberDecimal|numberSigned"</text:p>
      <text:p text:style-name="P3"><text:s text:c="8"/>android:textSize="20dp"</text:p>
      <text:p text:style-name="P3"><text:s text:c="8"/>android:layout_marginLeft="10dp"</text:p>
      <text:p text:style-name="P3"><text:s text:c="8"/>android:layout_alignParentLeft="true"</text:p>
      <text:p text:style-name="P3"><text:s text:c="8"/>android:textColor="@color/lightGrey"</text:p>
      <text:p text:style-name="P3"><text:s text:c="8"/>/&gt;</text:p>
      <text:p text:style-name="P3"><text:s text:c="4"/>&lt;Button</text:p>
      <text:p text:style-name="P3"><text:s text:c="8"/>android:id="@+id/submit"</text:p>
      <text:p text:style-name="P3"><text:s text:c="8"/>android:layout_width="wrap_content"</text:p>
      <text:p text:style-name="P3"><text:s text:c="8"/>android:layout_height="wrap_content"</text:p>
      <text:p text:style-name="P3"><text:s text:c="8"/>android:text="@string/submit"</text:p>
      <text:p text:style-name="P3"><text:s text:c="8"/>android:onClick="convertTemp"</text:p>
      <text:p text:style-name="P3"><text:s text:c="8"/>android:layout_alignParentRight="true"</text:p>
      <text:p text:style-name="P3"><text:s text:c="8"/>android:layout_marginRight="10dp"</text:p>
      <text:p text:style-name="P3"><text:s text:c="8"/>android:background="@color/crimson"</text:p>
      <text:p text:style-name="P3"><text:s text:c="8"/>android:textColor="@color/lighterGrey"</text:p>
      <text:p text:style-name="P3"><text:s text:c="8"/>/&gt;</text:p>
      <text:p text:style-name="P3"><text:s text:c="4"/>&lt;/RelativeLayout&gt;</text:p>
      <text:p text:style-name="P3"/>
      <text:p text:style-name="P3"><text:s text:c="4"/>&lt;TextView</text:p>
      <text:p text:style-name="P3"><text:s text:c="8"/>android:id="@+id/tempShow"</text:p>
      <text:p text:style-name="P3"><text:s text:c="8"/>android:layout_width="wrap_content"</text:p>
      <text:p text:style-name="P3"><text:s text:c="8"/>android:layout_height="wrap_content"</text:p>
      <text:p text:style-name="P3"><text:s text:c="8"/>android:text="@string/defaultStateInputReport"</text:p>
      <text:p text:style-name="P3"><text:s text:c="8"/>android:textSize="20dp"</text:p>
      <text:p text:style-name="P3"><text:s text:c="8"/>android:gravity="center"</text:p>
      <text:p text:style-name="P3"><text:s text:c="8"/>android:includeFontPadding="false"</text:p>
      <text:p text:style-name="P3"><text:s text:c="8"/>android:textColor="@color/crimson"</text:p>
      <text:p text:style-name="P3"><text:s text:c="8"/>android:textStyle="bold"</text:p>
      <text:p text:style-name="P3"><text:s text:c="8"/>/&gt;</text:p>
      <text:p text:style-name="P3"><text:s text:c="4"/></text:p>
      <text:p text:style-name="P3">&lt;/LinearLayout&gt;</text:p>
      <text:p text:style-name="P1"><text:span text:style-name="T2"/></text:p>
      <text:p text:style-name="P2">--- colors.xml ---</text:p>
      <text:p text:style-name="P3">&lt;?xml version="1.0" encoding="utf-8"?&gt;</text:p>
      <text:p text:style-name="P3">&lt;resources&gt;</text:p>
      <text:p text:style-name="P3"><text:s text:c="4"/>&lt;color name="colorPrimary"&gt;#008577&lt;/color&gt; &lt;!--Auto gen--&gt;</text:p>
      <text:p text:style-name="P3"><text:s text:c="4"/>&lt;color name="colorPrimaryDark"&gt;#00574B&lt;/color&gt; &lt;!--Auto gen--&gt;</text:p>
      <text:p text:style-name="P3"><text:s text:c="4"/>&lt;color name="colorAccent"&gt;#D81B60&lt;/color&gt; &lt;!--Auto gen--&gt;</text:p>
      <text:p text:style-name="P3"><text:soft-page-break/><text:s text:c="4"/>&lt;color name="kiwi"&gt;#61CA2A&lt;/color&gt;</text:p>
      <text:p text:style-name="P3"><text:s text:c="4"/>&lt;color name="darkPurple"&gt;#900C3F&lt;/color&gt;</text:p>
      <text:p text:style-name="P3"><text:s text:c="4"/>&lt;color name="blue"&gt;#1792ED&lt;/color&gt;</text:p>
      <text:p text:style-name="P3"><text:s text:c="4"/>&lt;color name="skyBlue"&gt;#86C3F0&lt;/color&gt;</text:p>
      <text:p text:style-name="P3"><text:s text:c="4"/>&lt;color name="red"&gt;#F1120C&lt;/color&gt;</text:p>
      <text:p text:style-name="P3"><text:s text:c="4"/>&lt;color name="neonTeal"&gt;#0CF18C&lt;/color&gt;</text:p>
      <text:p text:style-name="P3"><text:s text:c="4"/>&lt;color name="dirt"&gt;#D8A277&lt;/color&gt;</text:p>
      <text:p text:style-name="P3"><text:s text:c="4"/>&lt;color name="crimson"&gt;#991D05&lt;/color&gt;</text:p>
      <text:p text:style-name="P3"><text:s text:c="4"/>&lt;color name="darkBlue"&gt;#073E63&lt;/color&gt;</text:p>
      <text:p text:style-name="P3"><text:s text:c="4"/>&lt;color name="grey"&gt;#444444&lt;/color&gt;</text:p>
      <text:p text:style-name="P3"><text:s text:c="4"/>&lt;color name="white"&gt;#FFFFFF&lt;/color&gt;</text:p>
      <text:p text:style-name="P3"><text:s text:c="4"/>&lt;color name="pink"&gt;#f292ad&lt;/color&gt;</text:p>
      <text:p text:style-name="P3"><text:s text:c="4"/>&lt;color name="lightGrey"&gt;#999999&lt;/color&gt;</text:p>
      <text:p text:style-name="P3"><text:s text:c="4"/>&lt;color name="black"&gt;#000000&lt;/color&gt;</text:p>
      <text:p text:style-name="P3"><text:s text:c="4"/>&lt;color name="lighterGrey"&gt;#d3d3d3&lt;/color&gt;</text:p>
      <text:p text:style-name="P3">&lt;/resources&gt;</text:p>
      <text:p text:style-name="P3"/>
      <text:p text:style-name="P2">--- strings.xml ---</text:p>
      <text:p text:style-name="P3">&lt;resources&gt;</text:p>
      <text:p text:style-name="P3"><text:s text:c="4"/>&lt;string name="app_name"&gt;HW3&lt;/string&gt;</text:p>
      <text:p text:style-name="P3"><text:s text:c="4"/>&lt;string name="convert"&gt;Conversion Type:&lt;/string&gt;</text:p>
      <text:p text:style-name="P3"><text:s text:c="4"/>&lt;string name="cToF"&gt;Celsius to Fahrenheit&lt;/string&gt;</text:p>
      <text:p text:style-name="P3"><text:s text:c="4"/>&lt;string name="fToC"&gt;Fahrenheit to Celsius&lt;/string&gt;</text:p>
      <text:p text:style-name="P3"><text:s text:c="4"/>&lt;string name="inputNumber"&gt;Enter your temperature: &lt;/string&gt;</text:p>
      <text:p text:style-name="P3"><text:s text:c="4"/>&lt;string name="submit"&gt;Submit&lt;/string&gt;</text:p>
      <text:p text:style-name="P3"><text:s text:c="4"/>&lt;string name="defaultStateInputReport"&gt;Nothing converted yet&lt;/string&gt;</text:p>
      <text:p text:style-name="P3">&lt;/resources&gt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Courier New1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size-asian="10pt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26T16:06:19</meta:creation-date>
    <dc:date>2019-02-16T18:20:52.15</dc:date>
    <meta:editing-cycles>5</meta:editing-cycles>
    <meta:editing-duration>PT30M19S</meta:editing-duration>
    <meta:generator>OpenOffice/4.1.5$Win32 OpenOffice.org_project/415m1$Build-9789</meta:generator>
    <meta:document-statistic meta:table-count="0" meta:image-count="0" meta:object-count="0" meta:page-count="4" meta:paragraph-count="176" meta:word-count="368" meta:character-count="6169"/>
  </office:meta>
</office:document-meta>
</file>